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In <text:span text:style-name="T1">Proceedings of the 2019 </text:span><text:span text:style-name="T1">Conference</text:span><text:span text:style-name="T1"> on </text:span><text:span text:style-name="T1">Empirical Methods</text:span><text:span text:style-name="T1"> in </text:span><text:span text:style-name="T1">Natural Language Processing</text:span><text:span text:style-name="T1"> and the 9th </text:span><text:span text:style-name="T1">International Joint Conference</text:span><text:span text:style-name="T1"> on </text:span><text:span text:style-name="T1">Natural Language Processing</text:span><text:span text:style-name="T1"> (</text:span><text:span text:style-name="T1">EMNLP-IJCNLP</text:span><text:span text:style-name="T1">)</text:span>, 3980–90. Hong Kong, China: Association for Computational Linguistics. <text:a xlink:type="simple" xlink:href="https://doi.org/10.18653/v1/D19-1410" office:name=""><text:span text:style-name="Definition">https://doi.org/10.18653/v1/D19-1410</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2-11T20:53:23Z</meta:creation-date>
    <dc:date>2024-02-11T20:53:23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labels" meta:value-type="string"/>
    <meta:user-defined meta:name="manuscript"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